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66pt"/>
    </style:style>
    <style:style style:name="co2" style:family="table-column">
      <style:table-column-properties fo:break-before="auto" style:column-width="106.2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09.76pt"/>
    </style:style>
    <style:style style:name="co5" style:family="table-column">
      <style:table-column-properties fo:break-before="auto" style:column-width="134.05pt"/>
    </style:style>
    <style:style style:name="co6" style:family="table-column">
      <style:table-column-properties fo:break-before="auto" style:column-width="127.11pt"/>
    </style:style>
    <style:style style:name="co7" style:family="table-column">
      <style:table-column-properties fo:break-before="auto" style:column-width="100.01pt"/>
    </style:style>
    <style:style style:name="co8" style:family="table-column">
      <style:table-column-properties fo:break-before="auto" style:column-width="74.3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107.66pt"/>
    </style:style>
    <style:style style:name="co11" style:family="table-column">
      <style:table-column-properties fo:break-before="auto" style:column-width="104.14pt"/>
    </style:style>
    <style:style style:name="co12" style:family="table-column">
      <style:table-column-properties fo:break-before="auto" style:column-width="125.69pt"/>
    </style:style>
    <style:style style:name="co13" style:family="table-column">
      <style:table-column-properties fo:break-before="auto" style:column-width="122.2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2025-03-01">
      <style:table-properties table:display="true" style:writing-mode="lr-tb"/>
    </style:style>
    <style:style style:name="ta3" style:family="table" style:master-page-name="PageStyle_5f_2025-03-02">
      <style:table-properties table:display="true" style:writing-mode="lr-tb"/>
    </style:style>
    <style:style style:name="ta4" style:family="table" style:master-page-name="PageStyle_5f_2025-03-03">
      <style:table-properties table:display="true" style:writing-mode="lr-tb"/>
    </style:style>
    <style:style style:name="ta5" style:family="table" style:master-page-name="PageStyle_5f_2025-03-04">
      <style:table-properties table:display="true" style:writing-mode="lr-tb"/>
    </style:style>
    <style:style style:name="ta6" style:family="table" style:master-page-name="PageStyle_5f_2025-03-05">
      <style:table-properties table:display="true" style:writing-mode="lr-tb"/>
    </style:style>
    <style:style style:name="ta7" style:family="table" style:master-page-name="PageStyle_5f_2025-03-06">
      <style:table-properties table:display="true" style:writing-mode="lr-tb"/>
    </style:style>
    <style:style style:name="ta8" style:family="table" style:master-page-name="PageStyle_5f_2025-03-07">
      <style:table-properties table:display="true" style:writing-mode="lr-tb"/>
    </style:style>
    <style:style style:name="ta9" style:family="table" style:master-page-name="PageStyle_5f_2025-03-08">
      <style:table-properties table:display="true" style:writing-mode="lr-tb"/>
    </style:style>
    <style:style style:name="ta10" style:family="table" style:master-page-name="PageStyle_5f_2025-03-09">
      <style:table-properties table:display="true" style:writing-mode="lr-tb"/>
    </style:style>
    <style:style style:name="ta11" style:family="table" style:master-page-name="PageStyle_5f_2025-03-10">
      <style:table-properties table:display="true" style:writing-mode="lr-tb"/>
    </style:style>
    <style:style style:name="ta12" style:family="table" style:master-page-name="PageStyle_5f_2025-03-11">
      <style:table-properties table:display="true" style:writing-mode="lr-tb"/>
    </style:style>
    <style:style style:name="ta13" style:family="table" style:master-page-name="PageStyle_5f_2025-03-12">
      <style:table-properties table:display="true" style:writing-mode="lr-tb"/>
    </style:style>
    <style:style style:name="ta14" style:family="table" style:master-page-name="PageStyle_5f_2025-03-13">
      <style:table-properties table:display="true" style:writing-mode="lr-tb"/>
    </style:style>
    <style:style style:name="ta15" style:family="table" style:master-page-name="PageStyle_5f_2025-03-14">
      <style:table-properties table:display="true" style:writing-mode="lr-tb"/>
    </style:style>
    <style:style style:name="ta16" style:family="table" style:master-page-name="PageStyle_5f_2025-03-15">
      <style:table-properties table:display="true" style:writing-mode="lr-tb"/>
    </style:style>
    <style:style style:name="ta17" style:family="table" style:master-page-name="PageStyle_5f_2025-03-16">
      <style:table-properties table:display="true" style:writing-mode="lr-tb"/>
    </style:style>
    <style:style style:name="ta18" style:family="table" style:master-page-name="PageStyle_5f_2025-03-17">
      <style:table-properties table:display="true" style:writing-mode="lr-tb"/>
    </style:style>
    <style:style style:name="ta19" style:family="table" style:master-page-name="PageStyle_5f_2025-03-18">
      <style:table-properties table:display="true" style:writing-mode="lr-tb"/>
    </style:style>
    <style:style style:name="ta20" style:family="table" style:master-page-name="PageStyle_5f_2025-03-19">
      <style:table-properties table:display="true" style:writing-mode="lr-tb"/>
    </style:style>
    <style:style style:name="ta21" style:family="table" style:master-page-name="PageStyle_5f_2025-03-20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2]))); AND(ISNUMBER([.A2]); LEFT(CELL(&quot;format&quot;; [.A2]))=&quot;D&quot;)),0)" table:allow-empty-cell="true" table:base-cell-address="Sheet2.A2"/>
        <table:content-validation table:name="val2" table:condition="of: and cell-content-is-between(OR(NOT(ISERROR(DATEVALUE([.D2]))); AND(ISNUMBER([.D2]); LEFT(CELL(&quot;format&quot;; [.D2]))=&quot;D&quot;)),0)" table:allow-empty-cell="true" table:base-cell-address="'2025-03-01'.D2"/>
        <table:content-validation table:name="val3" table:condition="of:cell-content-is-in-list(&quot;Present&quot;;&quot;Absent&quot;)" table:allow-empty-cell="true" table:display-list="unsorted" table:base-cell-address="'2025-03-01'.E2"/>
        <table:content-validation table:name="val4" table:condition="of: and cell-content-is-between(OR(NOT(ISERROR(DATEVALUE([.D2]))); AND(ISNUMBER([.D2]); LEFT(CELL(&quot;format&quot;; [.D2]))=&quot;D&quot;)),0)" table:allow-empty-cell="true" table:base-cell-address="'2025-03-02'.D2"/>
        <table:content-validation table:name="val5" table:condition="of: and cell-content-is-between(OR(NOT(ISERROR(DATEVALUE([.D2]))); AND(ISNUMBER([.D2]); LEFT(CELL(&quot;format&quot;; [.D2]))=&quot;D&quot;)),0)" table:allow-empty-cell="true" table:base-cell-address="'2025-03-03'.D2"/>
        <table:content-validation table:name="val6" table:condition="of: and cell-content-is-between(OR(NOT(ISERROR(DATEVALUE([.D2]))); AND(ISNUMBER([.D2]); LEFT(CELL(&quot;format&quot;; [.D2]))=&quot;D&quot;)),0)" table:allow-empty-cell="true" table:base-cell-address="'2025-03-04'.D2"/>
        <table:content-validation table:name="val7" table:condition="of: and cell-content-is-between(OR(NOT(ISERROR(DATEVALUE([.D2]))); AND(ISNUMBER([.D2]); LEFT(CELL(&quot;format&quot;; [.D2]))=&quot;D&quot;)),0)" table:allow-empty-cell="true" table:base-cell-address="'2025-03-05'.D2"/>
        <table:content-validation table:name="val8" table:condition="of: and cell-content-is-between(OR(NOT(ISERROR(DATEVALUE([.D2]))); AND(ISNUMBER([.D2]); LEFT(CELL(&quot;format&quot;; [.D2]))=&quot;D&quot;)),0)" table:allow-empty-cell="true" table:base-cell-address="'2025-03-06'.D2"/>
        <table:content-validation table:name="val9" table:condition="of: and cell-content-is-between(OR(NOT(ISERROR(DATEVALUE([.D2]))); AND(ISNUMBER([.D2]); LEFT(CELL(&quot;format&quot;; [.D2]))=&quot;D&quot;)),0)" table:allow-empty-cell="true" table:base-cell-address="'2025-03-07'.D2"/>
        <table:content-validation table:name="val10" table:condition="of:cell-content-is-in-list(&quot;Present&quot;;&quot;Absent&quot;)" table:allow-empty-cell="true" table:display-list="no" table:base-cell-address="'2025-03-07'.E2">
          <table:error-message table:message-type="stop" table:display="true"/>
        </table:content-validation>
        <table:content-validation table:name="val11" table:condition="of: and cell-content-is-between(AND(ISNUMBER([.F2]);(NOT(OR(NOT(ISERROR(DATEVALUE([.F2]))); AND(ISNUMBER([.F2]); LEFT(CELL(&quot;format&quot;; [.F2]))=&quot;D&quot;))))),0)" table:allow-empty-cell="true" table:base-cell-address="'2025-03-07'.F2"/>
        <table:content-validation table:name="val12" table:condition="of: and cell-content-is-between(OR(NOT(ISERROR(DATEVALUE([.D2]))); AND(ISNUMBER([.D2]); LEFT(CELL(&quot;format&quot;; [.D2]))=&quot;D&quot;)),0)" table:allow-empty-cell="true" table:base-cell-address="'2025-03-08'.D2"/>
        <table:content-validation table:name="val13" table:condition="of:cell-content-is-in-list(&quot;Present&quot;;&quot;Absent&quot;)" table:allow-empty-cell="true" table:display-list="no" table:base-cell-address="'2025-03-08'.E2">
          <table:error-message table:message-type="stop" table:display="true"/>
        </table:content-validation>
        <table:content-validation table:name="val14" table:condition="of: and cell-content-is-between(AND(ISNUMBER([.F2]);(NOT(OR(NOT(ISERROR(DATEVALUE([.F2]))); AND(ISNUMBER([.F2]); LEFT(CELL(&quot;format&quot;; [.F2]))=&quot;D&quot;))))),0)" table:allow-empty-cell="true" table:base-cell-address="'2025-03-08'.F2"/>
        <table:content-validation table:name="val15" table:condition="of: and cell-content-is-between(OR(NOT(ISERROR(DATEVALUE([.D2]))); AND(ISNUMBER([.D2]); LEFT(CELL(&quot;format&quot;; [.D2]))=&quot;D&quot;)),0)" table:allow-empty-cell="true" table:base-cell-address="'2025-03-09'.D2"/>
        <table:content-validation table:name="val16" table:condition="of:cell-content-is-in-list(&quot;Present&quot;;&quot;Absent&quot;)" table:allow-empty-cell="true" table:display-list="no" table:base-cell-address="'2025-03-09'.E2">
          <table:error-message table:message-type="stop" table:display="true"/>
        </table:content-validation>
        <table:content-validation table:name="val17" table:condition="of: and cell-content-is-between(AND(ISNUMBER([.F2]);(NOT(OR(NOT(ISERROR(DATEVALUE([.F2]))); AND(ISNUMBER([.F2]); LEFT(CELL(&quot;format&quot;; [.F2]))=&quot;D&quot;))))),0)" table:allow-empty-cell="true" table:base-cell-address="'2025-03-09'.F2"/>
        <table:content-validation table:name="val18" table:condition="of: and cell-content-is-between(OR(NOT(ISERROR(DATEVALUE([.D2]))); AND(ISNUMBER([.D2]); LEFT(CELL(&quot;format&quot;; [.D2]))=&quot;D&quot;)),0)" table:allow-empty-cell="true" table:base-cell-address="'2025-03-10'.D2"/>
        <table:content-validation table:name="val19" table:condition="of:cell-content-is-in-list(&quot;Present&quot;;&quot;Absent&quot;)" table:allow-empty-cell="true" table:display-list="no" table:base-cell-address="'2025-03-10'.E2">
          <table:error-message table:message-type="stop" table:display="true"/>
        </table:content-validation>
        <table:content-validation table:name="val20" table:condition="of: and cell-content-is-between(AND(ISNUMBER([.F2]);(NOT(OR(NOT(ISERROR(DATEVALUE([.F2]))); AND(ISNUMBER([.F2]); LEFT(CELL(&quot;format&quot;; [.F2]))=&quot;D&quot;))))),0)" table:allow-empty-cell="true" table:base-cell-address="'2025-03-10'.F2"/>
        <table:content-validation table:name="val21" table:condition="of: and cell-content-is-between(OR(NOT(ISERROR(DATEVALUE([.D2]))); AND(ISNUMBER([.D2]); LEFT(CELL(&quot;format&quot;; [.D2]))=&quot;D&quot;)),0)" table:allow-empty-cell="true" table:base-cell-address="'2025-03-11'.D2"/>
        <table:content-validation table:name="val22" table:condition="of:cell-content-is-in-list(&quot;Present&quot;;&quot;Absent&quot;)" table:allow-empty-cell="true" table:display-list="no" table:base-cell-address="'2025-03-11'.E2">
          <table:error-message table:message-type="stop" table:display="true"/>
        </table:content-validation>
        <table:content-validation table:name="val23" table:condition="of: and cell-content-is-between(AND(ISNUMBER([.F2]);(NOT(OR(NOT(ISERROR(DATEVALUE([.F2]))); AND(ISNUMBER([.F2]); LEFT(CELL(&quot;format&quot;; [.F2]))=&quot;D&quot;))))),0)" table:allow-empty-cell="true" table:base-cell-address="'2025-03-11'.F2"/>
        <table:content-validation table:name="val24" table:condition="of: and cell-content-is-between(OR(NOT(ISERROR(DATEVALUE([.D2]))); AND(ISNUMBER([.D2]); LEFT(CELL(&quot;format&quot;; [.D2]))=&quot;D&quot;)),0)" table:allow-empty-cell="true" table:base-cell-address="'2025-03-12'.D2"/>
        <table:content-validation table:name="val25" table:condition="of:cell-content-is-in-list(&quot;Present&quot;;&quot;Absent&quot;)" table:allow-empty-cell="true" table:display-list="no" table:base-cell-address="'2025-03-12'.E2">
          <table:error-message table:message-type="stop" table:display="true"/>
        </table:content-validation>
        <table:content-validation table:name="val26" table:condition="of: and cell-content-is-between(AND(ISNUMBER([.F2]);(NOT(OR(NOT(ISERROR(DATEVALUE([.F2]))); AND(ISNUMBER([.F2]); LEFT(CELL(&quot;format&quot;; [.F2]))=&quot;D&quot;))))),0)" table:allow-empty-cell="true" table:base-cell-address="'2025-03-12'.F2"/>
        <table:content-validation table:name="val27" table:condition="of: and cell-content-is-between(OR(NOT(ISERROR(DATEVALUE([.D2]))); AND(ISNUMBER([.D2]); LEFT(CELL(&quot;format&quot;; [.D2]))=&quot;D&quot;)),0)" table:allow-empty-cell="true" table:base-cell-address="'2025-03-13'.D2"/>
        <table:content-validation table:name="val28" table:condition="of: and cell-content-is-between(OR(NOT(ISERROR(DATEVALUE([.D2]))); AND(ISNUMBER([.D2]); LEFT(CELL(&quot;format&quot;; [.D2]))=&quot;D&quot;)),0)" table:allow-empty-cell="true" table:base-cell-address="'2025-03-14'.D2"/>
        <table:content-validation table:name="val29" table:condition="of:cell-content-is-in-list(&quot;Present&quot;;&quot;Absent&quot;)" table:allow-empty-cell="true" table:display-list="no" table:base-cell-address="'2025-03-14'.E2">
          <table:error-message table:message-type="stop" table:display="true"/>
        </table:content-validation>
        <table:content-validation table:name="val30" table:condition="of: and cell-content-is-between(AND(ISNUMBER([.F2]);(NOT(OR(NOT(ISERROR(DATEVALUE([.F2]))); AND(ISNUMBER([.F2]); LEFT(CELL(&quot;format&quot;; [.F2]))=&quot;D&quot;))))),0)" table:allow-empty-cell="true" table:base-cell-address="'2025-03-14'.F2"/>
        <table:content-validation table:name="val31" table:condition="of: and cell-content-is-between(OR(NOT(ISERROR(DATEVALUE([.D2]))); AND(ISNUMBER([.D2]); LEFT(CELL(&quot;format&quot;; [.D2]))=&quot;D&quot;)),0)" table:allow-empty-cell="true" table:base-cell-address="'2025-03-15'.D2"/>
        <table:content-validation table:name="val32" table:condition="of:cell-content-is-in-list(&quot;Present&quot;;&quot;Absent&quot;)" table:allow-empty-cell="true" table:display-list="no" table:base-cell-address="'2025-03-15'.E2">
          <table:error-message table:message-type="stop" table:display="true"/>
        </table:content-validation>
        <table:content-validation table:name="val33" table:condition="of: and cell-content-is-between(AND(ISNUMBER([.F2]);(NOT(OR(NOT(ISERROR(DATEVALUE([.F2]))); AND(ISNUMBER([.F2]); LEFT(CELL(&quot;format&quot;; [.F2]))=&quot;D&quot;))))),0)" table:allow-empty-cell="true" table:base-cell-address="'2025-03-15'.F2"/>
        <table:content-validation table:name="val34" table:condition="of: and cell-content-is-between(OR(NOT(ISERROR(DATEVALUE([.D2]))); AND(ISNUMBER([.D2]); LEFT(CELL(&quot;format&quot;; [.D2]))=&quot;D&quot;)),0)" table:allow-empty-cell="true" table:base-cell-address="'2025-03-16'.D2"/>
        <table:content-validation table:name="val35" table:condition="of:cell-content-is-in-list(&quot;Present&quot;;&quot;Absent&quot;)" table:allow-empty-cell="true" table:display-list="no" table:base-cell-address="'2025-03-16'.E2">
          <table:error-message table:message-type="stop" table:display="true"/>
        </table:content-validation>
        <table:content-validation table:name="val36" table:condition="of: and cell-content-is-between(AND(ISNUMBER([.F2]);(NOT(OR(NOT(ISERROR(DATEVALUE([.F2]))); AND(ISNUMBER([.F2]); LEFT(CELL(&quot;format&quot;; [.F2]))=&quot;D&quot;))))),0)" table:allow-empty-cell="true" table:base-cell-address="'2025-03-16'.F2"/>
        <table:content-validation table:name="val37" table:condition="of: and cell-content-is-between(OR(NOT(ISERROR(DATEVALUE([.D2]))); AND(ISNUMBER([.D2]); LEFT(CELL(&quot;format&quot;; [.D2]))=&quot;D&quot;)),0)" table:allow-empty-cell="true" table:base-cell-address="'2025-03-17'.D2"/>
        <table:content-validation table:name="val38" table:condition="of:cell-content-is-in-list(&quot;Present&quot;;&quot;Absent&quot;)" table:allow-empty-cell="true" table:display-list="no" table:base-cell-address="'2025-03-17'.E2">
          <table:error-message table:message-type="stop" table:display="true"/>
        </table:content-validation>
        <table:content-validation table:name="val39" table:condition="of: and cell-content-is-between(AND(ISNUMBER([.F2]);(NOT(OR(NOT(ISERROR(DATEVALUE([.F2]))); AND(ISNUMBER([.F2]); LEFT(CELL(&quot;format&quot;; [.F2]))=&quot;D&quot;))))),0)" table:allow-empty-cell="true" table:base-cell-address="'2025-03-17'.F2"/>
        <table:content-validation table:name="val40" table:condition="of: and cell-content-is-between(OR(NOT(ISERROR(DATEVALUE([.D2]))); AND(ISNUMBER([.D2]); LEFT(CELL(&quot;format&quot;; [.D2]))=&quot;D&quot;)),0)" table:allow-empty-cell="true" table:base-cell-address="'2025-03-18'.D2"/>
        <table:content-validation table:name="val41" table:condition="of:cell-content-is-in-list(&quot;Present&quot;;&quot;Absent&quot;)" table:allow-empty-cell="true" table:display-list="no" table:base-cell-address="'2025-03-18'.E2">
          <table:error-message table:message-type="stop" table:display="true"/>
        </table:content-validation>
        <table:content-validation table:name="val42" table:condition="of: and cell-content-is-between(AND(ISNUMBER([.F2]);(NOT(OR(NOT(ISERROR(DATEVALUE([.F2]))); AND(ISNUMBER([.F2]); LEFT(CELL(&quot;format&quot;; [.F2]))=&quot;D&quot;))))),0)" table:allow-empty-cell="true" table:base-cell-address="'2025-03-18'.F2"/>
        <table:content-validation table:name="val43" table:condition="of: and cell-content-is-between(OR(NOT(ISERROR(DATEVALUE([.D2]))); AND(ISNUMBER([.D2]); LEFT(CELL(&quot;format&quot;; [.D2]))=&quot;D&quot;)),0)" table:allow-empty-cell="true" table:base-cell-address="'2025-03-19'.D2"/>
        <table:content-validation table:name="val44" table:condition="of:cell-content-is-in-list(&quot;Present&quot;;&quot;Absent&quot;)" table:allow-empty-cell="true" table:display-list="no" table:base-cell-address="'2025-03-19'.E2">
          <table:error-message table:message-type="stop" table:display="true"/>
        </table:content-validation>
        <table:content-validation table:name="val45" table:condition="of: and cell-content-is-between(AND(ISNUMBER([.F2]);(NOT(OR(NOT(ISERROR(DATEVALUE([.F2]))); AND(ISNUMBER([.F2]); LEFT(CELL(&quot;format&quot;; [.F2]))=&quot;D&quot;))))),0)" table:allow-empty-cell="true" table:base-cell-address="'2025-03-19'.F2"/>
        <table:content-validation table:name="val46" table:condition="of: and cell-content-is-between(OR(NOT(ISERROR(DATEVALUE([.D2]))); AND(ISNUMBER([.D2]); LEFT(CELL(&quot;format&quot;; [.D2]))=&quot;D&quot;)),0)" table:allow-empty-cell="true" table:base-cell-address="'2025-03-20'.D2"/>
      </table:content-validation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RESENT</text:p>
          </table:table-cell>
          <table:table-cell table:style-name="ce4">
            <draw:frame table:end-cell-address="Sheet2.G7" table:end-x="40.37pt" table:end-y="17.23pt" draw:z-index="0" draw:name="Chart 1" draw:style-name="gr1" draw:text-style-name="P1" svg:width="314.22pt" svg:height="152.22pt" svg:x="6.75pt" svg:y="0pt">
              <draw:object draw:notify-on-update-of-ranges="Sheet2.A2:Sheet2.A21 Sheet2.B2:Sheet2.B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date" office:date-value="2025-03-01" calcext:value-type="date">
            <text:p>2025-03-01</text:p>
          </table:table-cell>
          <table:table-cell table:style-name="ce3" table:formula="of:=SUMIFS([$'2025-03-01'.F$1:.F$1048576]; [$'2025-03-01'.D$1:.D$1048576]; DATEVALUE([.A2])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2" calcext:value-type="date">
            <text:p>2025-03-02</text:p>
          </table:table-cell>
          <table:table-cell table:style-name="ce3" table:formula="of:=SUMIFS([$'2025-03-02'.F$1:.F$1048576]; [$'2025-03-02'.D$1:.D$1048576]; DATEVALUE([.A3])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3" calcext:value-type="date">
            <text:p>2025-03-03</text:p>
          </table:table-cell>
          <table:table-cell table:style-name="ce3" table:formula="of:=SUMIFS([$'2025-03-03'.F$1:.F$1048576]; [$'2025-03-03'.D$1:.D$1048576]; DATEVALUE([.A4])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4" calcext:value-type="date">
            <text:p>2025-03-04</text:p>
          </table:table-cell>
          <table:table-cell table:style-name="ce3" table:formula="of:=IFERROR(__xludf.dummyfunction(&quot;SUMIFS('2025-03-04'!F:F, '2025-03-04'!D:D, TO_DATE(A5))&quot;);12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5" calcext:value-type="date">
            <text:p>2025-03-05</text:p>
          </table:table-cell>
          <table:table-cell table:style-name="ce3" table:formula="of:=IFERROR(__xludf.dummyfunction(&quot;SUMIFS('2025-03-05'!F:F, '2025-03-05'!D:D, TO_DATE(A6))&quot;);14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6" calcext:value-type="date">
            <text:p>2025-03-06</text:p>
          </table:table-cell>
          <table:table-cell table:style-name="ce3" table:formula="of:=IFERROR(__xludf.dummyfunction(&quot;SUMIFS('2025-03-06'!F:F, '2025-03-06'!D:D, TO_DATE(A7))&quot;);12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7" calcext:value-type="date">
            <text:p>2025-03-07</text:p>
          </table:table-cell>
          <table:table-cell table:style-name="ce3" table:formula="of:=IFERROR(__xludf.dummyfunction(&quot;SUMIFS('2025-03-07'!F:F, '2025-03-07'!D:D, TO_DATE(A8))&quot;);14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8" calcext:value-type="date">
            <text:p>2025-03-08</text:p>
          </table:table-cell>
          <table:table-cell table:style-name="ce3" table:formula="of:=IFERROR(__xludf.dummyfunction(&quot;SUMIFS('2025-03-08'!F:F, '2025-03-08'!D:D, TO_DATE(A9))&quot;);11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09" calcext:value-type="date">
            <text:p>2025-03-09</text:p>
          </table:table-cell>
          <table:table-cell table:style-name="ce3" table:formula="of:=IFERROR(__xludf.dummyfunction(&quot;SUMIFS('2025-03-09'!F:F, '2025-03-09'!D:D, TO_DATE(A10))&quot;);15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0" calcext:value-type="date">
            <text:p>2025-03-10</text:p>
          </table:table-cell>
          <table:table-cell table:style-name="ce3" table:formula="of:=IFERROR(__xludf.dummyfunction(&quot;SUMIFS('2025-03-10'!F:F, '2025-03-10'!D:D, TO_DATE(A11))&quot;);13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1" calcext:value-type="date">
            <text:p>2025-03-11</text:p>
          </table:table-cell>
          <table:table-cell table:style-name="ce3" table:formula="of:=IFERROR(__xludf.dummyfunction(&quot;SUMIFS('2025-03-11'!F:F, '2025-03-11'!D:D, TO_DATE(A12))&quot;);16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2" calcext:value-type="date">
            <text:p>2025-03-12</text:p>
          </table:table-cell>
          <table:table-cell table:style-name="ce3" table:formula="of:=IFERROR(__xludf.dummyfunction(&quot;SUMIFS('2025-03-12'!F:F, '2025-03-12'!D:D, TO_DATE(A13))&quot;);15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3" calcext:value-type="date">
            <text:p>2025-03-13</text:p>
          </table:table-cell>
          <table:table-cell table:style-name="ce3" table:formula="of:=IFERROR(__xludf.dummyfunction(&quot;SUMIFS('2025-03-13'!F:F, '2025-03-13'!D:D, TO_DATE(A14))&quot;);10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4" calcext:value-type="date">
            <text:p>2025-03-14</text:p>
          </table:table-cell>
          <table:table-cell table:style-name="ce3" table:formula="of:=IFERROR(__xludf.dummyfunction(&quot;SUMIFS('2025-03-14'!F:F, '2025-03-14'!D:D, TO_DATE(A15))&quot;);16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5" calcext:value-type="date">
            <text:p>2025-03-15</text:p>
          </table:table-cell>
          <table:table-cell table:style-name="ce3" table:formula="of:=IFERROR(__xludf.dummyfunction(&quot;SUMIFS('2025-03-15'!F:F, '2025-03-15'!D:D, TO_DATE(A16))&quot;);16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6" calcext:value-type="date">
            <text:p>2025-03-16</text:p>
          </table:table-cell>
          <table:table-cell table:style-name="ce3" table:formula="of:=IFERROR(__xludf.dummyfunction(&quot;SUMIFS('2025-03-16'!F:F, '2025-03-16'!D:D, TO_DATE(A17))&quot;);14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7" calcext:value-type="date">
            <text:p>2025-03-17</text:p>
          </table:table-cell>
          <table:table-cell table:style-name="ce3" table:formula="of:=IFERROR(__xludf.dummyfunction(&quot;SUMIFS('2025-03-14'!F:F, '2025-03-14'!D:D, TO_DATE(A15))&quot;);16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8" calcext:value-type="date">
            <text:p>2025-03-18</text:p>
          </table:table-cell>
          <table:table-cell table:style-name="ce3" table:formula="of:=IFERROR(__xludf.dummyfunction(&quot;SUMIFS('2025-03-18'!F:F, '2025-03-18'!D:D, TO_DATE(A19))&quot;);11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19" calcext:value-type="date">
            <text:p>2025-03-19</text:p>
          </table:table-cell>
          <table:table-cell table:style-name="ce3" table:formula="of:=IFERROR(__xludf.dummyfunction(&quot;SUMIFS('2025-03-19'!F:F, '2025-03-19'!D:D, TO_DATE(A20))&quot;);14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table:content-validation-name="val1" office:value-type="date" office:date-value="2025-03-20" calcext:value-type="date">
            <text:p>2025-03-20</text:p>
          </table:table-cell>
          <table:table-cell table:style-name="ce3" table:formula="of:=IFERROR(__xludf.dummyfunction(&quot;SUMIFS('2025-03-20'!F:F, '2025-03-20'!D:D, TO_DATE(A21))&quot;);14)" office:value-type="float" office:value="14" calcext:value-type="float">
            <text:p>14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01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5" office:value-type="string" calcext:value-type="string">
            <text:p>Attendance Value</text:p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table:content-validation-name="val2" office:value-type="string" calcext:value-type="string">
            <text:p>Date</text:p>
          </table:table-cell>
          <table:table-cell table:style-name="ce1" table:content-validation-name="val3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" office:value-type="date" office:date-value="2025-03-01" calcext:value-type="date">
            <text:p>2025-03-01</text:p>
          </table:table-cell>
          <table:table-cell table:style-name="ce3" table:content-validation-name="val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2.$A$1" table:cell-range-address="$'2025-03-01'.$A$1:.$F$22"/>
        </table:named-expressions>
      </table:table>
      <table:table table:name="2025-03-02" table:style-name="ta3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6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" office:value-type="date" office:date-value="2025-03-02" calcext:value-type="date">
            <text:p>2025-03-02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2.$A$1" table:cell-range-address="$'2025-03-02'.$A$1:.$F$21"/>
        </table:named-expressions>
      </table:table>
      <table:table table:name="2025-03-03" table:style-name="ta4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5" office:value-type="date" office:date-value="2025-03-03" calcext:value-type="date">
            <text:p>2025-03-03</text:p>
          </table:table-cell>
          <table:table-cell table:style-name="ce7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04" table:style-name="ta5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6" office:value-type="date" office:date-value="2025-03-04" calcext:value-type="date">
            <text:p>2025-03-04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05" table:style-name="ta6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7" office:value-type="date" office:date-value="2025-03-05" calcext:value-type="date">
            <text:p>2025-03-05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06" table:style-name="ta7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8" office:value-type="date" office:date-value="2025-03-06" calcext:value-type="date">
            <text:p>2025-03-06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07" table:style-name="ta8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Absent</text:p>
          </table:table-cell>
          <table:table-cell table:style-name="ce3" table:content-validation-name="val1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Absent</text:p>
          </table:table-cell>
          <table:table-cell table:style-name="ce3" table:content-validation-name="val1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Absent</text:p>
          </table:table-cell>
          <table:table-cell table:style-name="ce3" table:content-validation-name="val1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Absent</text:p>
          </table:table-cell>
          <table:table-cell table:style-name="ce3" table:content-validation-name="val1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9" office:value-type="date" office:date-value="2025-03-07" calcext:value-type="date">
            <text:p>2025-03-07</text:p>
          </table:table-cell>
          <table:table-cell table:style-name="ce3" table:content-validation-name="val10" office:value-type="string" calcext:value-type="string">
            <text:p>Present</text:p>
          </table:table-cell>
          <table:table-cell table:style-name="ce3" table:content-validation-name="val11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08" table:style-name="ta9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Present</text:p>
          </table:table-cell>
          <table:table-cell table:style-name="ce3" table:content-validation-name="val1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2" office:value-type="date" office:date-value="2025-03-08" calcext:value-type="date">
            <text:p>2025-03-08</text:p>
          </table:table-cell>
          <table:table-cell table:style-name="ce3" table:content-validation-name="val13" office:value-type="string" calcext:value-type="string">
            <text:p>Absent</text:p>
          </table:table-cell>
          <table:table-cell table:style-name="ce3" table:content-validation-name="val14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09" table:style-name="ta10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Absent</text:p>
          </table:table-cell>
          <table:table-cell table:style-name="ce3" table:content-validation-name="val1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Absent</text:p>
          </table:table-cell>
          <table:table-cell table:style-name="ce3" table:content-validation-name="val1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Absent</text:p>
          </table:table-cell>
          <table:table-cell table:style-name="ce3" table:content-validation-name="val1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Absent</text:p>
          </table:table-cell>
          <table:table-cell table:style-name="ce3" table:content-validation-name="val1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Present</text:p>
          </table:table-cell>
          <table:table-cell table:style-name="ce3" table:content-validation-name="val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5" office:value-type="date" office:date-value="2025-03-09" calcext:value-type="date">
            <text:p>2025-03-09</text:p>
          </table:table-cell>
          <table:table-cell table:style-name="ce3" table:content-validation-name="val16" office:value-type="string" calcext:value-type="string">
            <text:p>Absent</text:p>
          </table:table-cell>
          <table:table-cell table:style-name="ce3" table:content-validation-name="val17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0" table:style-name="ta1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Absent</text:p>
          </table:table-cell>
          <table:table-cell table:style-name="ce3" table:content-validation-name="val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Absent</text:p>
          </table:table-cell>
          <table:table-cell table:style-name="ce3" table:content-validation-name="val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Absent</text:p>
          </table:table-cell>
          <table:table-cell table:style-name="ce3" table:content-validation-name="val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Absent</text:p>
          </table:table-cell>
          <table:table-cell table:style-name="ce3" table:content-validation-name="val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Absent</text:p>
          </table:table-cell>
          <table:table-cell table:style-name="ce3" table:content-validation-name="val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Absent</text:p>
          </table:table-cell>
          <table:table-cell table:style-name="ce3" table:content-validation-name="val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Absent</text:p>
          </table:table-cell>
          <table:table-cell table:style-name="ce3" table:content-validation-name="val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18" office:value-type="date" office:date-value="2025-03-10" calcext:value-type="date">
            <text:p>2025-03-10</text:p>
          </table:table-cell>
          <table:table-cell table:style-name="ce3" table:content-validation-name="val19" office:value-type="string" calcext:value-type="string">
            <text:p>Present</text:p>
          </table:table-cell>
          <table:table-cell table:style-name="ce3" table:content-validation-name="val20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1" table:style-name="ta12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Absent</text:p>
          </table:table-cell>
          <table:table-cell table:style-name="ce3" table:content-validation-name="val2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Absent</text:p>
          </table:table-cell>
          <table:table-cell table:style-name="ce3" table:content-validation-name="val2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Absent</text:p>
          </table:table-cell>
          <table:table-cell table:style-name="ce3" table:content-validation-name="val2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Present</text:p>
          </table:table-cell>
          <table:table-cell table:style-name="ce3" table:content-validation-name="val2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1" office:value-type="date" office:date-value="2025-03-11" calcext:value-type="date">
            <text:p>2025-03-11</text:p>
          </table:table-cell>
          <table:table-cell table:style-name="ce3" table:content-validation-name="val22" office:value-type="string" calcext:value-type="string">
            <text:p>Absent</text:p>
          </table:table-cell>
          <table:table-cell table:style-name="ce3" table:content-validation-name="val2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2" table:style-name="ta13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Absent</text:p>
          </table:table-cell>
          <table:table-cell table:style-name="ce3" table:content-validation-name="val2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Absent</text:p>
          </table:table-cell>
          <table:table-cell table:style-name="ce3" table:content-validation-name="val2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Absent</text:p>
          </table:table-cell>
          <table:table-cell table:style-name="ce3" table:content-validation-name="val2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Absent</text:p>
          </table:table-cell>
          <table:table-cell table:style-name="ce3" table:content-validation-name="val2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Present</text:p>
          </table:table-cell>
          <table:table-cell table:style-name="ce3" table:content-validation-name="val2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4" office:value-type="date" office:date-value="2025-03-12" calcext:value-type="date">
            <text:p>2025-03-12</text:p>
          </table:table-cell>
          <table:table-cell table:style-name="ce3" table:content-validation-name="val25" office:value-type="string" calcext:value-type="string">
            <text:p>Absent</text:p>
          </table:table-cell>
          <table:table-cell table:style-name="ce3" table:content-validation-name="val26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3" table:style-name="ta14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7" office:value-type="date" office:date-value="2025-03-13" calcext:value-type="date">
            <text:p>2025-03-13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4" table:style-name="ta15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Absent</text:p>
          </table:table-cell>
          <table:table-cell table:style-name="ce3" table:content-validation-name="val3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Absent</text:p>
          </table:table-cell>
          <table:table-cell table:style-name="ce3" table:content-validation-name="val3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Absent</text:p>
          </table:table-cell>
          <table:table-cell table:style-name="ce3" table:content-validation-name="val3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Present</text:p>
          </table:table-cell>
          <table:table-cell table:style-name="ce3" table:content-validation-name="val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28" office:value-type="date" office:date-value="2025-03-14" calcext:value-type="date">
            <text:p>2025-03-14</text:p>
          </table:table-cell>
          <table:table-cell table:style-name="ce3" table:content-validation-name="val29" office:value-type="string" calcext:value-type="string">
            <text:p>Absent</text:p>
          </table:table-cell>
          <table:table-cell table:style-name="ce3" table:content-validation-name="val30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5" table:style-name="ta16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Absent</text:p>
          </table:table-cell>
          <table:table-cell table:style-name="ce3" table:content-validation-name="val3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Absent</text:p>
          </table:table-cell>
          <table:table-cell table:style-name="ce3" table:content-validation-name="val3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Absent</text:p>
          </table:table-cell>
          <table:table-cell table:style-name="ce3" table:content-validation-name="val3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Present</text:p>
          </table:table-cell>
          <table:table-cell table:style-name="ce3" table:content-validation-name="val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1" office:value-type="date" office:date-value="2025-03-15" calcext:value-type="date">
            <text:p>2025-03-15</text:p>
          </table:table-cell>
          <table:table-cell table:style-name="ce3" table:content-validation-name="val32" office:value-type="string" calcext:value-type="string">
            <text:p>Absent</text:p>
          </table:table-cell>
          <table:table-cell table:style-name="ce3" table:content-validation-name="val3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6" table:style-name="ta17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Absent</text:p>
          </table:table-cell>
          <table:table-cell table:style-name="ce3" table:content-validation-name="val3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Absent</text:p>
          </table:table-cell>
          <table:table-cell table:style-name="ce3" table:content-validation-name="val3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Absent</text:p>
          </table:table-cell>
          <table:table-cell table:style-name="ce3" table:content-validation-name="val3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Absent</text:p>
          </table:table-cell>
          <table:table-cell table:style-name="ce3" table:content-validation-name="val3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Absent</text:p>
          </table:table-cell>
          <table:table-cell table:style-name="ce3" table:content-validation-name="val3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Absent</text:p>
          </table:table-cell>
          <table:table-cell table:style-name="ce3" table:content-validation-name="val3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4" office:value-type="date" office:date-value="2025-03-16" calcext:value-type="date">
            <text:p>2025-03-16</text:p>
          </table:table-cell>
          <table:table-cell table:style-name="ce3" table:content-validation-name="val35" office:value-type="string" calcext:value-type="string">
            <text:p>Present</text:p>
          </table:table-cell>
          <table:table-cell table:style-name="ce3" table:content-validation-name="val3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7" table:style-name="ta18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Present</text:p>
          </table:table-cell>
          <table:table-cell table:style-name="ce3" table:content-validation-name="val3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37" office:value-type="date" office:date-value="2025-03-02" calcext:value-type="date">
            <text:p>2025-03-02</text:p>
          </table:table-cell>
          <table:table-cell table:style-name="ce3" table:content-validation-name="val38" office:value-type="string" calcext:value-type="string">
            <text:p>Absent</text:p>
          </table:table-cell>
          <table:table-cell table:style-name="ce3" table:content-validation-name="val39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8" table:style-name="ta19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Present</text:p>
          </table:table-cell>
          <table:table-cell table:style-name="ce3" table:content-validation-name="val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0" office:value-type="date" office:date-value="2025-03-18" calcext:value-type="date">
            <text:p>2025-03-18</text:p>
          </table:table-cell>
          <table:table-cell table:style-name="ce3" table:content-validation-name="val41" office:value-type="string" calcext:value-type="string">
            <text:p>Absent</text:p>
          </table:table-cell>
          <table:table-cell table:style-name="ce3" table:content-validation-name="val42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19" table:style-name="ta20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Absent</text:p>
          </table:table-cell>
          <table:table-cell table:style-name="ce3" table:content-validation-name="val4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Absent</text:p>
          </table:table-cell>
          <table:table-cell table:style-name="ce3" table:content-validation-name="val4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Absent</text:p>
          </table:table-cell>
          <table:table-cell table:style-name="ce3" table:content-validation-name="val4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Absent</text:p>
          </table:table-cell>
          <table:table-cell table:style-name="ce3" table:content-validation-name="val4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Absent</text:p>
          </table:table-cell>
          <table:table-cell table:style-name="ce3" table:content-validation-name="val4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Present</text:p>
          </table:table-cell>
          <table:table-cell table:style-name="ce3" table:content-validation-name="val4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3" office:value-type="date" office:date-value="2025-03-19" calcext:value-type="date">
            <text:p>2025-03-19</text:p>
          </table:table-cell>
          <table:table-cell table:style-name="ce3" table:content-validation-name="val44" office:value-type="string" calcext:value-type="string">
            <text:p>Absent</text:p>
          </table:table-cell>
          <table:table-cell table:style-name="ce3" table:content-validation-name="val45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5-03-20" table:style-name="ta2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tendance Status</text:p>
          </table:table-cell>
          <table:table-cell table:style-name="ce1" office:value-type="string" calcext:value-type="string">
            <text:p>Attendance Val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1</text:p>
          </table:table-cell>
          <table:table-cell table:style-name="ce3" office:value-type="string" calcext:value-type="string">
            <text:p>Haider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2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3</text:p>
          </table:table-cell>
          <table:table-cell table:style-name="ce3" office:value-type="string" calcext:value-type="string">
            <text:p>Sara Noor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4</text:p>
          </table:table-cell>
          <table:table-cell table:style-name="ce3" office:value-type="string" calcext:value-type="string">
            <text:p>Ayesha Malik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5</text:p>
          </table:table-cell>
          <table:table-cell table:style-name="ce3" office:value-type="string" calcext:value-type="string">
            <text:p>Hamza Ali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6</text:p>
          </table:table-cell>
          <table:table-cell table:style-name="ce3" office:value-type="string" calcext:value-type="string">
            <text:p>Usman Tariq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7</text:p>
          </table:table-cell>
          <table:table-cell table:style-name="ce3" office:value-type="string" calcext:value-type="string">
            <text:p>Bilal Ahmed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8</text:p>
          </table:table-cell>
          <table:table-cell table:style-name="ce3" office:value-type="string" calcext:value-type="string">
            <text:p>Hira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09</text:p>
          </table:table-cell>
          <table:table-cell table:style-name="ce3" office:value-type="string" calcext:value-type="string">
            <text:p>Hassan Riaz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0</text:p>
          </table:table-cell>
          <table:table-cell table:style-name="ce3" office:value-type="string" calcext:value-type="string">
            <text:p>Hassan Fais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1</text:p>
          </table:table-cell>
          <table:table-cell table:style-name="ce3" office:value-type="string" calcext:value-type="string">
            <text:p>Zain Abbas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2</text:p>
          </table:table-cell>
          <table:table-cell table:style-name="ce3" office:value-type="string" calcext:value-type="string">
            <text:p>Maryam Iqbal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3</text:p>
          </table:table-cell>
          <table:table-cell table:style-name="ce3" office:value-type="string" calcext:value-type="string">
            <text:p>Saad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4</text:p>
          </table:table-cell>
          <table:table-cell table:style-name="ce3" office:value-type="string" calcext:value-type="string">
            <text:p>Anus Nadeem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5</text:p>
          </table:table-cell>
          <table:table-cell table:style-name="ce3" office:value-type="string" calcext:value-type="string">
            <text:p>Daniyal Shah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6</text:p>
          </table:table-cell>
          <table:table-cell table:style-name="ce3" office:value-type="string" calcext:value-type="string">
            <text:p>Suhaib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7</text:p>
          </table:table-cell>
          <table:table-cell table:style-name="ce3" office:value-type="string" calcext:value-type="string">
            <text:p>Talha Ami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8</text:p>
          </table:table-cell>
          <table:table-cell table:style-name="ce3" office:value-type="string" calcext:value-type="string">
            <text:p>Ali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19</text:p>
          </table:table-cell>
          <table:table-cell table:style-name="ce3" office:value-type="string" calcext:value-type="string">
            <text:p>Ahmed Raza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-2025-20</text:p>
          </table:table-cell>
          <table:table-cell table:style-name="ce3" office:value-type="string" calcext:value-type="string">
            <text:p>Shakir Khan</text:p>
          </table:table-cell>
          <table:table-cell table:style-name="ce3" office:value-type="string" calcext:value-type="string">
            <text:p>MCE-2025</text:p>
          </table:table-cell>
          <table:table-cell table:style-name="ce2" table:content-validation-name="val46" office:value-type="date" office:date-value="2025-03-20" calcext:value-type="date">
            <text:p>2025-03-20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Student_Attendence_Recored_" table:target-range-address="'2025-03-01'.A1:'2025-03-01'.F22" table:display-filter-buttons="true"/>
        <table:database-range table:name="Table1" table:target-range-address="'2025-03-02'.A1:'2025-03-02'.F21" table:display-filter-buttons="true"/>
        <table:database-range table:name="Table10" table:target-range-address="'2025-03-14'.A1:'2025-03-14'.F21"/>
        <table:database-range table:name="Table11" table:target-range-address="'2025-03-12'.A1:'2025-03-12'.F21"/>
        <table:database-range table:name="Table12" table:target-range-address="'2025-03-11'.A1:'2025-03-11'.F21"/>
        <table:database-range table:name="Table13" table:target-range-address="'2025-03-10'.A1:'2025-03-10'.F21"/>
        <table:database-range table:name="Table14" table:target-range-address="'2025-03-09'.A1:'2025-03-09'.F21"/>
        <table:database-range table:name="Table15" table:target-range-address="'2025-03-08'.A1:'2025-03-08'.F21"/>
        <table:database-range table:name="Table16" table:target-range-address="'2025-03-07'.A1:'2025-03-07'.F21"/>
        <table:database-range table:name="Table17" table:target-range-address="'2025-03-15'.A1:'2025-03-15'.F21"/>
        <table:database-range table:name="Table18" table:target-range-address="'2025-03-18'.A1:'2025-03-18'.F21"/>
        <table:database-range table:name="Table19" table:target-range-address="'2025-03-13'.A1:'2025-03-13'.F21"/>
        <table:database-range table:name="Table2" table:target-range-address="'2025-03-03'.A1:'2025-03-03'.F21"/>
        <table:database-range table:name="Table3" table:target-range-address="'2025-03-04'.A1:'2025-03-04'.F21"/>
        <table:database-range table:name="Table4" table:target-range-address="'2025-03-05'.A1:'2025-03-05'.F21"/>
        <table:database-range table:name="Table5" table:target-range-address="'2025-03-06'.A1:'2025-03-06'.F21"/>
        <table:database-range table:name="Table6" table:target-range-address="'2025-03-20'.A1:'2025-03-20'.F21"/>
        <table:database-range table:name="Table7" table:target-range-address="'2025-03-19'.A1:'2025-03-19'.F21"/>
        <table:database-range table:name="Table8" table:target-range-address="'2025-03-17'.A1:'2025-03-17'.F21"/>
        <table:database-range table:name="Table9" table:target-range-address="'2025-03-16'.A1:'2025-03-16'.F21"/>
        <table:database-range table:name="TIME_SERIES" table:target-range-address="Sheet2.A1:Sheet2.B21"/>
        <table:database-range table:name="__Anonymous_Sheet_DB__1" table:target-range-address="'2025-03-01'.A1:'2025-03-01'.F22"/>
        <table:database-range table:name="__Anonymous_Sheet_DB__2" table:target-range-address="'2025-03-02'.A1:'2025-03-02'.F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1" style:display-name="PageStyle_2025-03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2" style:display-name="PageStyle_2025-03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3" style:display-name="PageStyle_2025-03-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4" style:display-name="PageStyle_2025-03-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5" style:display-name="PageStyle_2025-03-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6" style:display-name="PageStyle_2025-03-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7" style:display-name="PageStyle_2025-03-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8" style:display-name="PageStyle_2025-03-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09" style:display-name="PageStyle_2025-03-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0" style:display-name="PageStyle_2025-03-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1" style:display-name="PageStyle_2025-03-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2" style:display-name="PageStyle_2025-03-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3" style:display-name="PageStyle_2025-03-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4" style:display-name="PageStyle_2025-03-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5" style:display-name="PageStyle_2025-03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6" style:display-name="PageStyle_2025-03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7" style:display-name="PageStyle_2025-03-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8" style:display-name="PageStyle_2025-03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19" style:display-name="PageStyle_2025-03-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5-03-20" style:display-name="PageStyle_2025-03-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cell-count="256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086cm" svg:height="5.371cm" xlink:href=".." xlink:type="simple" chart:class="chart:line" chart:style-name="ch1">
        <chart:legend chart:legend-position="end" svg:x="8.234cm" svg:y="2.386cm" style:legend-expansion="high" chart:style-name="ch2"/>
        <chart:plot-area chart:style-name="ch3" table:cell-range-address="Sheet2.A2:Sheet2.B21" chart:data-source-has-labels="column" svg:x="1.281cm" svg:y="0.107cm" svg:width="6.732cm" svg:height="4.127cm">
          <chartooo:coordinate-region svg:x="2.62cm" svg:y="0.107cm" svg:width="5.393cm" svg:height="2.35cm"/>
          <chart:axis chart:dimension="x" chart:name="primary-x" chart:style-name="ch4" chartooo:axis-type="text">
            <chart:title svg:x="4.12cm" svg:y="4.342cm" chart:style-name="ch5">
              <text:p>DATE</text:p>
            </chart:title>
            <chart:categories table:cell-range-address="Sheet2.A2:Sheet2.A21"/>
          </chart:axis>
          <chart:axis chart:dimension="y" chart:name="primary-y" chart:style-name="ch6">
            <chart:title svg:x="0.451cm" svg:y="3.663cm" chart:style-name="ch7">
              <text:p>TOTAL PRESENT</text:p>
            </chart:title>
            <chart:grid chart:style-name="ch8" chart:class="major"/>
          </chart:axis>
          <chart:series chart:style-name="ch9" chart:values-cell-range-address="Sheet2.B2:Sheet2.B2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5717">
                <text:p>45717</text:p>
                <draw:g>
                  <svg:desc>Sheet2.A2:Sheet2.A21</svg:desc>
                </draw:g>
              </table:table-cell>
              <table:table-cell office:value-type="float" office:value="13">
                <text:p>13</text:p>
                <draw:g>
                  <svg:desc>Sheet2.B2:Sheet2.B21</svg:desc>
                </draw:g>
              </table:table-cell>
            </table:table-row>
            <table:table-row>
              <table:table-cell office:value-type="float" office:value="45718">
                <text:p>45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724">
                <text:p>457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725">
                <text:p>457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731">
                <text:p>457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732">
                <text:p>45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